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A5000000793C8086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138cm" svg:height="3.2cm" svg:x="5.014cm" svg:y="5.854cm">
          <draw:image xlink:href="Pictures/10000200000001A5000000793C80865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asan Karahan</meta:initial-creator>
    <meta:creation-date>2010-09-17T15:52:08</meta:creation-date>
    <dc:date>2010-09-17T15:55:18</dc:date>
    <dc:creator>Hasan Karahan</dc:creator>
    <meta:editing-duration>PT00H03M12S</meta:editing-duration>
    <meta:editing-cycles>2</meta:editing-cycles>
    <meta:generator>OpenOffice.org/3.2$Linux OpenOffice.org_project/320m12$Build-9483</meta:generator>
    <meta:document-statistic meta:object-count="1"/>
  </office:meta>
</office:document-meta>
</file>